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2" draw:layer="layout" svg:width="4.064cm" svg:height="0.762cm" svg:x="4.064cm" svg:y="1.514cm">
          <text:p text:style-name="P1"><text:span text:style-name="T2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4.064cm" svg:height="0.762cm" svg:x="7.112cm" svg:y="1.514cm">
          <text:p text:style-name="P1"><text:span text:style-name="T2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558cm" svg:y1="4.064cm" svg:x2="6.558cm" svg:y2="5.842cm">
          <text:p/>
        </draw:line>
        <draw:custom-shape draw:style-name="gr8" draw:text-style-name="P2" draw:layer="layout" svg:width="4.064cm" svg:height="1.524cm" svg:x="5.218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2.9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442cm" svg:y1="7.366cm" svg:x2="6.442cm" svg:y2="8.382cm">
          <text:p/>
        </draw:line>
        <draw:custom-shape draw:style-name="gr9" draw:text-style-name="P2" draw:layer="layout" svg:width="3.048cm" svg:height="0.762cm" svg:x="1.57cm" svg:y="10.922cm">
          <text:p text:style-name="P1"><text:span text:style-name="T2">Diagnostics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0.762cm" svg:x="1.116cm" svg:y="12.754cm">
          <text:p text:style-name="P1"><text:span text:style-name="T2">diag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1.408cm" svg:y="14.532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2.424cm" svg:y="16.764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334cm" svg:y1="9.415cm" svg:x2="3.048cm" svg:y2="10.922cm">
          <text:p/>
        </draw:line>
        <draw:line draw:style-name="gr3" draw:text-style-name="P1" draw:layer="layout" svg:x1="3.04cm" svg:y1="11.684cm" svg:x2="3.04cm" svg:y2="12.7cm">
          <text:p/>
        </draw:line>
        <draw:line draw:style-name="gr3" draw:text-style-name="P1" draw:layer="layout" svg:x1="2.94cm" svg:y1="13.471cm" svg:x2="2.94cm" svg:y2="14.487cm">
          <text:p/>
        </draw:line>
        <draw:line draw:style-name="gr3" draw:text-style-name="P1" draw:layer="layout" svg:x1="1.662cm" svg:y1="18.288cm" svg:x2="2.932cm" svg:y2="18.288cm">
          <text:p/>
        </draw:line>
        <draw:line draw:style-name="gr5" draw:text-style-name="P1" draw:layer="layout" svg:x1="1.662cm" svg:y1="15.294cm" svg:x2="1.662cm" svg:y2="18.288cm">
          <text:p/>
        </draw:line>
        <draw:custom-shape draw:style-name="gr10" draw:text-style-name="P2" draw:layer="layout" svg:width="5.588cm" svg:height="0.762cm" svg:x="2.425cm" svg:y="15.865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348cm" svg:height="0.762cm" svg:x="2.426cm" svg:y="17.766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49cm" svg:y1="17.188cm" svg:x2="2.919cm" svg:y2="17.188cm">
          <text:p/>
        </draw:line>
        <draw:line draw:style-name="gr3" draw:text-style-name="P1" draw:layer="layout" svg:x1="1.649cm" svg:y1="16.288cm" svg:x2="2.919cm" svg:y2="16.288cm">
          <text:p/>
        </draw:line>
        <draw:line draw:style-name="gr3" draw:text-style-name="P1" draw:layer="layout" svg:x1="4.064cm" svg:y1="13.208cm" svg:x2="5.334cm" svg:y2="13.208cm">
          <text:p/>
        </draw:line>
        <draw:custom-shape draw:style-name="gr1" draw:text-style-name="P2" draw:layer="layout" svg:width="3.048cm" svg:height="0.762cm" svg:x="5.342cm" svg:y="12.854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762cm" svg:x="6.766cm" svg:y="10.068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6.666cm" svg:y="11.184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6.204cm" svg:y1="10.422cm" svg:x2="6.204cm" svg:y2="12.854cm">
          <text:p/>
        </draw:line>
        <draw:line draw:style-name="gr3" draw:text-style-name="P1" draw:layer="layout" svg:x1="6.204cm" svg:y1="10.422cm" svg:x2="7.474cm" svg:y2="10.422cm">
          <text:p/>
        </draw:line>
        <draw:line draw:style-name="gr3" draw:text-style-name="P1" draw:layer="layout" svg:x1="6.191cm" svg:y1="11.522cm" svg:x2="7.461cm" svg:y2="11.522cm">
          <text:p/>
        </draw:line>
        <draw:custom-shape draw:style-name="gr11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7.874cm" svg:y1="8.89cm" svg:x2="12.192cm" svg:y2="8.89cm">
          <text:p/>
        </draw:line>
        <draw:custom-shape draw:style-name="gr11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2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2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3" draw:text-style-name="P2" draw:layer="layout" svg:width="6.171cm" svg:height="1.524cm" svg:x="21.261cm" svg:y="4.318cm">
          <text:p text:style-name="P1"><text:span text:style-name="T3">Manually look for</text:span></text:p>
          <text:p text:style-name="P1"><text:span text:style-name="T3">hot towers and append</text:span></text:p>
          <text:p text:style-name="P1"><text:span text:style-name="T3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4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5" draw:text-style-name="P1" draw:layer="layout" svg:x1="22.352cm" svg:y1="7.166cm" svg:x2="14.986cm" svg:y2="7.166cm">
          <text:p/>
        </draw:line>
        <draw:line draw:style-name="gr16" draw:text-style-name="P1" draw:layer="layout" svg:x1="25.146cm" svg:y1="20.32cm" svg:x2="25.338cm" svg:y2="7.679cm">
          <text:p/>
        </draw:line>
        <draw:line draw:style-name="gr16" draw:text-style-name="P1" draw:layer="layout" svg:x1="0.762cm" svg:y1="20.32cm" svg:x2="25.146cm" svg:y2="20.32cm">
          <text:p/>
        </draw:line>
        <draw:line draw:style-name="gr16" draw:text-style-name="P1" draw:layer="layout" svg:x1="0.762cm" svg:y1="11.276cm" svg:x2="0.762cm" svg:y2="20.32cm">
          <text:p/>
        </draw:line>
        <draw:line draw:style-name="gr15" draw:text-style-name="P1" draw:layer="layout" svg:x1="0.762cm" svg:y1="11.276cm" svg:x2="1.57cm" svg:y2="11.276cm">
          <text:p/>
        </draw:line>
        <draw:line draw:style-name="gr3" draw:text-style-name="P1" draw:layer="layout" svg:x1="17.526cm" svg:y1="5.315cm" svg:x2="17.526cm" svg:y2="9.144cm">
          <text:p/>
        </draw:line>
        <draw:frame draw:style-name="gr17" draw:text-style-name="P3" draw:layer="layout" svg:width="4.02cm" svg:height="0.806cm" svg:x="0.062cm" svg:y="1.47cm">
          <draw:text-box>
            <text:p><text:span text:style-name="T4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custom-shape draw:style-name="gr18" draw:text-style-name="P2" draw:layer="layout" svg:width="3.865cm" svg:height="0.762cm" svg:x="0.508cm" svg:y="5.0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4.826cm" svg:height="0.997cm" svg:x="0.1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52cm" svg:y1="8.89cm" svg:x2="9.852cm" svg:y2="10.068cm">
          <text:p/>
        </draw:line>
        <draw:line draw:style-name="gr3" draw:text-style-name="P1" draw:layer="layout" svg:x1="2.54cm" svg:y1="4.064cm" svg:x2="2.54cm" svg:y2="5.08cm">
          <text:p/>
        </draw:line>
        <draw:line draw:style-name="gr3" draw:text-style-name="P1" draw:layer="layout" svg:x1="2.486cm" svg:y1="5.842cm" svg:x2="2.486cm" svg:y2="7.212cm">
          <text:p/>
        </draw:line>
        <draw:custom-shape draw:style-name="gr19" draw:text-style-name="P5" draw:layer="layout" svg:width="7.09cm" svg:height="5.317cm" svg:x="15.192cm" svg:y="9.161cm">
          <text:p text:style-name="P4"><text:span text:style-name="T2">asym_call_jets</text:span></text:p>
          <text:list text:style-name="L1">
            <text:list-item>
              <text:p text:style-name="P4"><text:span text:style-name="T3">calls </text:span><text:span text:style-name="T2">Asym3.C</text:span><text:span text:style-name="T3"> for three classes</text:span></text:p>
              <text:p text:style-name="P4"><text:span text:style-name="T3">of <text:s/>events (sph, pi0, thr)</text:span></text:p>
            </text:list-item>
            <text:list-item>
              <text:p text:style-name="P4"><text:span text:style-name="T3">then calls </text:span><text:span text:style-name="T2">DrawAsymmetries.C</text:span></text:p>
              <text:p text:style-name="P4"><text:span text:style-name="T3">which draws plots for asyms vs.</text:span></text:p>
            </text:list-item>
            <text:list-item>
              <text:p text:style-name="P4"><text:span text:style-name="T3">phi and vs. kinematic variables</text:span></text:p>
              <text:p text:style-name="P4"><text:span text:style-name="T3"/></text:p>
            </text:list-item>
          </text:list>
          <text:p text:style-name="P4"><text:span text:style-name="T2">asym_call_[anything else]</text:span></text:p>
          <text:list text:continue-numbering="true" text:style-name="L1">
            <text:list-item>
              <text:p text:style-name="P4"><text:span text:style-name="T3">diagnostic / consisincy check</text:span></text:p>
              <text:p text:style-name="P4"><text:span text:style-name="T3">scripts, which draw asymmetry</text:span></text:p>
              <text:p text:style-name="P4"><text:span text:style-name="T3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16cm" svg:height="2.794cm" svg:x="14.5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3.1cm" svg:y1="10.568cm" svg:x2="14.562cm" svg:y2="10.568cm">
          <text:p/>
        </draw:line>
        <draw:line draw:style-name="gr3" draw:text-style-name="P1" draw:layer="layout" svg:x1="13.1cm" svg:y1="10.568cm" svg:x2="12.192cm" svg:y2="12.954cm">
          <text:p/>
        </draw:line>
        <draw:custom-shape draw:style-name="gr21" draw:text-style-name="P2" draw:layer="layout" svg:width="5.588cm" svg:height="2.332cm" svg:x="10.16cm" svg:y="16.256cm">
          <text:p text:style-name="P1"><text:span text:style-name="T2">$outputdir/*.png</text:span></text:p>
          <text:p text:style-name="P1"><text:span text:style-name="T3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8.636cm" svg:height="0.762cm" svg:x="6.604cm" svg:y="19.05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6.972cm" svg:height="2.286cm" svg:x="8.12cm" svg:y="12.962cm">
          <text:p text:style-name="P1"><text:span text:style-name="T3">asymmetry plots</text:span></text:p>
          <text:p text:style-name="P1"><text:span text:style-name="T2">spin*.root</text:span></text:p>
          <text:p text:style-name="P1"><text:span text:style-name="T3">(asym_call_jets</text:span></text:p>
          <text:p text:style-name="P1"><text:span text:style-name="T3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17.48cm" svg:x2="10.922cm" svg:y2="17.48cm">
          <text:p/>
        </draw:line>
        <draw:line draw:style-name="gr3" draw:text-style-name="P1" draw:layer="layout" svg:x1="9.398cm" svg:y1="15.248cm" svg:x2="9.398cm" svg:y2="19.05cm">
          <text:p/>
        </draw:line>
        <draw:custom-shape draw:style-name="gr23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2.674cm" svg:height="0.692cm" svg:x="19.466cm" svg:y="2.486cm">
          <draw:text-box>
            <text:p text:style-name="P6"><text:span text:style-name="T5">printPDFs=1</text:span></text:p>
          </draw:text-box>
        </draw:frame>
        <draw:line draw:style-name="gr15" draw:text-style-name="P1" draw:layer="layout" svg:x1="5.588cm" svg:y1="11.23cm" svg:x2="4.618cm" svg:y2="11.23cm">
          <text:p/>
        </draw:line>
        <draw:line draw:style-name="gr16" draw:text-style-name="P1" draw:layer="layout" svg:x1="5.588cm" svg:y1="11.23cm" svg:x2="5.588cm" svg:y2="9.906cm">
          <text:p/>
        </draw:line>
        <draw:line draw:style-name="gr16" draw:text-style-name="P1" draw:layer="layout" svg:x1="8.382cm" svg:y1="9.906cm" svg:x2="5.588cm" svg:y2="9.906cm">
          <text:p/>
        </draw:line>
        <draw:line draw:style-name="gr16" draw:text-style-name="P1" draw:layer="layout" svg:x1="8.382cm" svg:y1="10.068cm" svg:x2="8.382cm" svg:y2="9.906cm">
          <text:p/>
        </draw:lin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5-04-04T08:17:10.091389809</dc:date>
    <meta:editing-duration>P4DT10H47M12S</meta:editing-duration>
    <meta:editing-cycles>29</meta:editing-cycles>
    <meta:generator>LibreOffice/4.2.7.2$Linux_X86_64 LibreOffice_project/420m0$Build-2</meta:generator>
    <meta:document-statistic meta:object-count="103"/>
  </office:meta>
</office:document-meta>
</file>